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7D0DA1D59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fo:min-height="1.39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  <style:text-properties style:font-name="TeX Gyre Bonum" fo:font-style="italic" style:font-style-asian="italic" style:font-style-complex="italic"/>
    </style:style>
    <style:style style:name="P2" style:family="paragraph">
      <style:paragraph-properties fo:text-align="center"/>
      <style:text-properties fo:color="#ffffff" style:font-name="TeX Gyre Bonum" fo:font-size="24pt" fo:font-style="italic" style:font-size-asian="18pt" style:font-style-asian="italic" style:font-size-complex="18pt" style:font-style-complex="italic"/>
    </style:style>
    <style:style style:name="P3" style:family="paragraph">
      <style:paragraph-properties fo:text-align="center"/>
      <style:text-properties style:font-name="TeX Gyre Bonum"/>
    </style:style>
    <style:style style:name="P4" style:family="paragraph">
      <style:paragraph-properties fo:text-align="center"/>
      <style:text-properties fo:color="#ffffff" style:font-name="TeX Gyre Bonum" fo:font-size="2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4pt" style:font-size-asian="18pt" style:font-size-complex="18pt"/>
    </style:style>
    <style:style style:name="P7" style:family="paragraph">
      <style:paragraph-properties fo:text-align="center"/>
      <style:text-properties fo:font-size="24pt" style:font-size-asian="18pt" style:font-size-complex="18pt"/>
    </style:style>
    <style:style style:name="P8" style:family="paragraph">
      <style:paragraph-properties fo:text-align="center"/>
      <style:text-properties fo:color="#000000" style:font-name="TeX Gyre Bonum" fo:font-size="24pt" fo:font-style="italic" style:font-size-asian="18pt" style:font-style-asian="italic" style:font-size-complex="18pt" style:font-style-complex="italic"/>
    </style:style>
    <style:style style:name="P9" style:family="paragraph">
      <style:paragraph-properties fo:text-align="center"/>
      <style:text-properties fo:color="#000000" style:font-name="TeX Gyre Bonum" fo:font-size="12pt" style:font-size-asian="12pt" style:font-size-complex="12pt"/>
    </style:style>
    <style:style style:name="T1" style:family="text">
      <style:text-properties fo:color="#ffffff" style:font-name="TeX Gyre Bonum" fo:font-size="24pt" fo:font-style="italic" style:font-size-asian="18pt" style:font-style-asian="italic" style:font-size-complex="18pt" style:font-style-complex="italic"/>
    </style:style>
    <style:style style:name="T2" style:family="text">
      <style:text-properties fo:color="#ffffff" style:text-position="sub 58%" style:font-name="TeX Gyre Bonum" fo:font-size="24pt" fo:font-style="italic" style:font-size-asian="18pt" style:font-style-asian="italic" style:font-size-complex="18pt" style:font-style-complex="italic"/>
    </style:style>
    <style:style style:name="T3" style:family="text">
      <style:text-properties fo:color="#ffffff" style:font-name="TeX Gyre Bonum" fo:font-size="24pt" style:font-size-asian="18pt" style:font-size-complex="18pt"/>
    </style:style>
    <style:style style:name="T4" style:family="text">
      <style:text-properties fo:color="#ffffff" style:text-position="sub 58%" style:font-name="TeX Gyre Bonum" fo:font-size="24pt" style:font-size-asian="18pt" style:font-size-complex="18pt"/>
    </style:style>
    <style:style style:name="T5" style:family="text">
      <style:text-properties fo:color="#ffffff" fo:font-size="24pt" style:font-size-asian="18pt" style:font-size-complex="18pt"/>
    </style:style>
    <style:style style:name="T6" style:family="text">
      <style:text-properties fo:color="#ffffff" style:text-position="sub 58%" fo:font-size="24pt" style:font-size-asian="18pt" style:font-size-complex="18pt"/>
    </style:style>
    <style:style style:name="T7" style:family="text">
      <style:text-properties fo:color="#000000" style:font-name="TeX Gyre Bonum" fo:font-size="24pt" fo:font-style="italic" style:font-size-asian="18pt" style:font-style-asian="italic" style:font-size-complex="18pt" style:font-style-complex="italic"/>
    </style:style>
    <style:style style:name="T8" style:family="text">
      <style:text-properties fo:color="#000000" style:text-position="sub 58%" style:font-name="TeX Gyre Bonum" fo:font-size="24pt" fo:font-style="italic" style:font-size-asian="18pt" style:font-style-asian="italic" style:font-size-complex="18pt" style:font-style-complex="italic"/>
    </style:style>
    <style:style style:name="T9" style:family="text">
      <style:text-properties fo:color="#000000" style:font-name="TeX Gyre Bonum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2.413cm" svg:x="10.52cm" svg:y="1.508cm">
          <text:p text:style-name="P1"><text:span text:style-name="T1">s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13cm" svg:height="2.413cm" svg:x="6.291cm" svg:y="5.037cm">
          <text:p text:style-name="P3"><text:span text:style-name="T3">V</text:span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2.413cm" svg:height="2.413cm" svg:x="3.516cm" svg:y="8.747cm">
          <text:p text:style-name="P5"><text:span text:style-name="T5">s</text:span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13cm" svg:height="2.413cm" svg:x="8.977cm" svg:y="8.747cm">
          <text:p text:style-name="P3"><text:span text:style-name="T3">V</text:span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13cm" svg:height="2.413cm" svg:x="3.516cm" svg:y="8.747cm">
          <text:p text:style-name="P3"><text:span text:style-name="T3">V</text:span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0.882cm" svg:y1="3.54cm" svg:x2="8.342cm" svg:y2="5.445cm">
          <text:p/>
        </draw:line>
        <draw:line draw:style-name="gr3" draw:text-style-name="P7" draw:layer="layout" svg:x1="6.818cm" svg:y1="7.223cm" svg:x2="5.548cm" svg:y2="9.128cm">
          <text:p/>
        </draw:line>
        <draw:line draw:style-name="gr3" draw:text-style-name="P7" draw:layer="layout" svg:x1="8.215cm" svg:y1="7.223cm" svg:x2="9.358cm" svg:y2="9.128cm">
          <text:p/>
        </draw:line>
        <draw:custom-shape draw:style-name="gr1" draw:text-style-name="P4" draw:layer="layout" svg:width="2.413cm" svg:height="2.413cm" svg:x="14.419cm" svg:y="5.037cm">
          <text:p text:style-name="P3"><text:span text:style-name="T3">V</text:span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2.413cm" svg:height="2.413cm" svg:x="11.644cm" svg:y="8.747cm">
          <text:p text:style-name="P5"><text:span text:style-name="T5">s</text:span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413cm" svg:height="2.413cm" svg:x="17.105cm" svg:y="8.747cm">
          <text:p text:style-name="P3"><text:span text:style-name="T3">V</text:span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413cm" svg:height="2.413cm" svg:x="11.644cm" svg:y="8.747cm">
          <text:p text:style-name="P3"><text:span text:style-name="T3">V</text:span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4.946cm" svg:y1="7.223cm" svg:x2="13.676cm" svg:y2="9.128cm">
          <text:p/>
        </draw:line>
        <draw:line draw:style-name="gr3" draw:text-style-name="P7" draw:layer="layout" svg:x1="16.343cm" svg:y1="7.223cm" svg:x2="17.486cm" svg:y2="9.128cm">
          <text:p/>
        </draw:line>
        <draw:line draw:style-name="gr3" draw:text-style-name="P7" draw:layer="layout" svg:x1="12.533cm" svg:y1="3.667cm" svg:x2="14.819cm" svg:y2="5.445cm">
          <text:p/>
        </draw:line>
        <draw:custom-shape draw:style-name="gr4" draw:text-style-name="P7" draw:layer="layout" svg:width="0.889cm" svg:height="2.667cm" svg:x="2.459cm" svg:y="8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8" draw:layer="layout" svg:width="1.27cm" svg:height="1.653cm" svg:x="0.935cm" svg:y="9.382cm">
          <draw:text-box>
            <text:p text:style-name="P1"><text:span text:style-name="T7">s</text:span><text:span text:style-name="T8">2</text:span></text:p>
          </draw:text-box>
        </draw:frame>
        <draw:custom-shape draw:style-name="gr4" draw:text-style-name="P7" draw:layer="layout" svg:width="0.889cm" svg:height="2.667cm" svg:x="2.459cm" svg:y="5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8" draw:layer="layout" svg:width="1.27cm" svg:height="1.653cm" svg:x="0.935cm" svg:y="6.08cm">
          <draw:text-box>
            <text:p text:style-name="P1"><text:span text:style-name="T7">s</text:span><text:span text:style-name="T8">1</text:span></text:p>
          </draw:text-box>
        </draw:frame>
        <draw:frame draw:style-name="gr5" draw:text-style-name="P9" draw:layer="layout" svg:width="2.413cm" svg:height="1.647cm" draw:transform="rotate (-0.655371134123871) translate (12.447cm 3.595cm)">
          <draw:text-box>
            <text:p text:style-name="P3"><text:span text:style-name="T9">onclick</text:span></text:p>
          </draw:text-box>
        </draw:frame>
        <draw:line draw:style-name="gr3" draw:text-style-name="P7" draw:layer="layout" svg:x1="14.947cm" svg:y1="7.223cm" svg:x2="13.677cm" svg:y2="9.128cm">
          <text:p/>
        </draw:line>
        <draw:g>
          <draw:frame draw:style-name="gr6" draw:text-style-name="P5" draw:layer="layout" svg:width="1.361cm" svg:height="1.124cm" svg:x="18.18cm" svg:y="6.842cm">
            <draw:image xlink:href="Pictures/10000201000007D0000007D0DA1D5988.png" xlink:type="simple" xlink:show="embed" xlink:actuate="onLoad">
              <text:p/>
            </draw:image>
          </draw:frame>
          <draw:line draw:style-name="gr3" draw:text-style-name="P7" draw:layer="layout" svg:x1="16.875cm" svg:y1="7.477cm" svg:x2="18.272cm" svg:y2="7.477cm">
            <text:p/>
          </draw:line>
          <draw:line draw:style-name="gr3" draw:text-style-name="P7" draw:layer="layout" svg:x1="18.78cm" svg:y1="7.731cm" svg:x2="18.78cm" svg:y2="8.874cm">
            <text:p/>
          </draw:line>
        </draw:g>
        <draw:frame draw:style-name="gr5" draw:text-style-name="P9" draw:layer="layout" svg:width="2.413cm" svg:height="1.647cm" draw:transform="rotate (-1.01822508561349) translate (16.269cm 7.098cm)">
          <draw:text-box>
            <text:p text:style-name="P3"><text:span text:style-name="T9">onclick</text:span></text:p>
          </draw:text-box>
        </draw:frame>
        <draw:g>
          <draw:frame draw:style-name="gr6" draw:text-style-name="P5" draw:layer="layout" svg:width="1.361cm" svg:height="1.124cm" svg:x="14.624cm" svg:y="3.032cm">
            <draw:image xlink:href="Pictures/10000201000007D0000007D0DA1D5988.png" xlink:type="simple" xlink:show="embed" xlink:actuate="onLoad">
              <text:p/>
            </draw:image>
          </draw:frame>
          <draw:line draw:style-name="gr3" draw:text-style-name="P7" draw:layer="layout" svg:x1="13.065cm" svg:y1="3.794cm" svg:x2="14.716cm" svg:y2="3.794cm">
            <text:p/>
          </draw:line>
          <draw:line draw:style-name="gr3" draw:text-style-name="P7" draw:layer="layout" svg:x1="15.224cm" svg:y1="3.921cm" svg:x2="15.224cm" svg:y2="5.064cm">
            <text:p/>
          </draw:line>
        </draw:g>
        <draw:g>
          <draw:frame draw:style-name="gr7" draw:text-style-name="P5" draw:layer="layout" svg:width="1.361cm" svg:height="1.124cm" svg:x="7.097cm" svg:y="3.032cm">
            <draw:image xlink:href="Pictures/10000201000007D0000007D0DA1D5988.png" xlink:type="simple" xlink:show="embed" xlink:actuate="onLoad">
              <text:p/>
            </draw:image>
          </draw:frame>
          <draw:line draw:style-name="gr3" draw:text-style-name="P7" draw:layer="layout" svg:x1="9.763cm" svg:y1="3.667cm" svg:x2="8.366cm" svg:y2="3.667cm">
            <text:p/>
          </draw:line>
          <draw:line draw:style-name="gr3" draw:text-style-name="P7" draw:layer="layout" svg:x1="7.858cm" svg:y1="3.921cm" svg:x2="7.858cm" svg:y2="5.064cm">
            <text:p/>
          </draw:line>
        </draw:g>
        <draw:frame draw:style-name="gr5" draw:text-style-name="P9" draw:layer="layout" svg:width="2.413cm" svg:height="1.647cm" draw:transform="rotate (0.670555498616221) translate (8.752cm 5.177cm)">
          <draw:text-box>
            <text:p text:style-name="P3"><text:span text:style-name="T9">oncli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22:58:09.175164652</meta:creation-date>
    <dc:date>2015-10-10T08:25:50.341343726</dc:date>
    <meta:editing-duration>PT4M38S</meta:editing-duration>
    <meta:editing-cycles>9</meta:editing-cycles>
    <meta:generator>LibreOffice/4.2.8.2$Linux_X86_64 LibreOffice_project/420m0$Build-2</meta:generator>
    <meta:document-statistic meta:object-count="35"/>
  </office:meta>
</office:document-meta>
</file>